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Body" style:list-style-name="L1"/>
    <style:style style:name="P2" style:family="paragraph" style:parent-style-name="Standard">
      <style:paragraph-properties fo:margin-top="0.111in" fo:margin-bottom="0in"/>
    </style:style>
    <style:style style:name="P3" style:family="paragraph" style:parent-style-name="CellBody">
      <style:paragraph-properties style:snap-to-layout-grid="false"/>
    </style:style>
    <style:style style:name="P4" style:family="paragraph" style:parent-style-name="CellBody">
      <style:paragraph-properties style:snap-to-layout-grid="false"/>
      <style:text-properties fo:color="#000000" fo:font-style="italic" style:font-style-asian="italic"/>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Body">
      <style:text-properties fo:language="en" fo:country="GB"/>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Code_20_Snipet">
      <style:paragraph-properties fo:margin-left="0in" fo:margin-right="0in" fo:text-indent="0in" style:auto-text-indent="false"/>
    </style:style>
    <style:style style:name="P12" style:family="paragraph" style:parent-style-name="CellBody">
      <style:paragraph-properties style:snap-to-layout-grid="false"/>
    </style:style>
    <style:style style:name="P13" style:family="paragraph" style:parent-style-name="CellBody">
      <style:paragraph-properties style:snap-to-layout-grid="false"/>
      <style:text-properties fo:color="#000000" fo:font-style="italic" style:font-style-asian="italic"/>
    </style:style>
    <style:style style:name="P1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5" style:family="paragraph" style:parent-style-name="Document_20_Title" style:master-page-name="First_20_Page">
      <style:paragraph-properties style:page-number="auto"/>
      <style:text-properties fo:font-size="10pt" fo:font-style="italic" style:font-size-asian="10pt" style:font-style-asian="italic"/>
    </style:style>
    <style:style style:name="P16" style:family="paragraph" style:parent-style-name="Heading_20_2">
      <style:text-properties fo:language="fr" fo:country="FR"/>
    </style:style>
    <style:style style:name="P1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1"/>
    <style:style style:name="P2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2" style:family="paragraph" style:parent-style-name="Heading_20_1">
      <style:paragraph-properties fo:break-before="page"/>
      <style:text-properties fo:language="fr" fo:country="FR"/>
    </style:style>
    <style:style style:name="P23" style:family="paragraph" style:parent-style-name="Definition_20_Term" style:list-style-name="WW8Num3"/>
    <style:style style:name="T1" style:family="text"/>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6102875682688" text:id="ct106102875682688">
          <text:insertion>
            <office:change-info>
              <dc:creator>BJ Hargrave</dc:creator>
              <dc:date>2015-05-28T12:45:00</dc:date>
            </office:change-info>
          </text:insertion>
        </text:changed-region>
        <text:changed-region xml:id="ct105553117823104" text:id="ct105553117823104">
          <text:insertion>
            <office:change-info>
              <dc:creator>BJ Hargrave</dc:creator>
              <dc:date>2015-05-28T12:45:00</dc:date>
            </office:change-info>
          </text:insertion>
        </text:changed-region>
        <text:changed-region xml:id="ct106102873612032" text:id="ct106102873612032">
          <text:insertion>
            <office:change-info>
              <dc:creator>BJ Hargrave</dc:creator>
              <dc:date>2015-05-28T12:45:00</dc:date>
            </office:change-info>
          </text:insertion>
        </text:changed-region>
        <text:changed-region xml:id="ct105553121929088" text:id="ct105553121929088">
          <text:deletion>
            <office:change-info>
              <dc:creator>BJ Hargrave</dc:creator>
              <dc:date>2015-05-28T13:18:00</dc:date>
            </office:change-info>
            <text:p text:style-name="Body">should</text:p>
          </text:deletion>
        </text:changed-region>
        <text:changed-region xml:id="ct105553117821760" text:id="ct105553117821760">
          <text:insertion>
            <office:change-info>
              <dc:creator>BJ Hargrave</dc:creator>
              <dc:date>2015-05-28T13:18:00</dc:date>
            </office:change-info>
          </text:insertion>
        </text:changed-region>
        <text:changed-region xml:id="ct106102875746240" text:id="ct106102875746240">
          <text:deletion>
            <office:change-info>
              <dc:creator>BJ Hargrave</dc:creator>
              <dc:date>2015-05-28T12:47:00</dc:date>
            </office:change-info>
            <text:list xml:id="list7928557201696775090" text:style-name="L1">
              <text:list-item>
                <text:list>
                  <text:list-item>
                    <text:p text:style-name="P1"><text:span text:style-name="Example"/></text:p>
                  </text:list-item>
                  <text:list-item>
                    <text:p text:style-name="P1"><text:span text:style-name="Example">Bundle-License</text:span></text:p>
                  </text:list-item>
                  <text:list-item>
                    <text:p text:style-name="P1"><text:span text:style-name="Example">Bundle-Copyright</text:span></text:p>
                  </text:list-item>
                  <text:list-item>
                    <text:p text:style-name="P1"><text:span text:style-name="Example">Bundle-Category</text:span></text:p>
                  </text:list-item>
                  <text:list-item>
                    <text:p text:style-name="P1"><text:span text:style-name="Example">Bundle-DocUrl</text:span></text:p>
                  </text:list-item>
                  <text:list-item>
                    <text:p text:style-name="P1"><text:span text:style-name="Example">Bundle-Vendor</text:span></text:p>
                  </text:list-item>
                  <text:list-item>
                    <text:p text:style-name="P1"><text:span text:style-name="Example">Bundle-Activator</text:span></text:p>
                  </text:list-item>
                </text:list>
              </text:list-item>
            </text:list>
          </text:deletion>
        </text:changed-region>
        <text:changed-region xml:id="ct106102873624896" text:id="ct106102873624896">
          <text:insertion>
            <office:change-info>
              <dc:creator>BJ Hargrave</dc:creator>
              <dc:date>2015-05-28T12:48:00</dc:date>
            </office:change-info>
          </text:insertion>
        </text:changed-region>
        <text:changed-region xml:id="ct106102875699968" text:id="ct106102875699968">
          <text:insertion>
            <office:change-info>
              <dc:creator>BJ Hargrave</dc:creator>
              <dc:date>2015-05-28T12:49:00</dc:date>
            </office:change-info>
          </text:insertion>
        </text:changed-region>
        <text:changed-region xml:id="ct105553121916800" text:id="ct105553121916800">
          <text:deletion>
            <office:change-info>
              <dc:creator>BJ Hargrave</dc:creator>
              <dc:date>2015-05-28T12:47:00</dc:date>
            </office:change-info>
            <text:list xml:id="list83930750" text:continue-numbering="true" text:style-name="L1">
              <text:list-item>
                <text:p text:style-name="P1">G0050 – The following customized annotations must be provided:</text:p>
                <text:list>
                  <text:list-item>
                    <text:p text:style-name="P1">Popular licenses like MIT, Apache, etc.</text:p>
                  </text:list-item>
                  <text:list-item>
                    <text:p text:style-name="P1">All current Bundle Categories</text:p>
                  </text:list-item>
                </text:list>
              </text:list-item>
              <text:list-item>
                <text:p text:style-name="P1"/>
              </text:list-item>
            </text:list>
          </text:deletion>
        </text:changed-region>
        <text:changed-region xml:id="ct106102875672704" text:id="ct106102875672704">
          <text:deletion>
            <office:change-info>
              <dc:creator>BJ Hargrave</dc:creator>
              <dc:date>2015-05-28T13:14:00</dc:date>
            </office:change-info>
            <text:p text:style-name="Body">the current </text:p>
          </text:deletion>
        </text:changed-region>
        <text:changed-region xml:id="ct106102875652160" text:id="ct106102875652160">
          <text:insertion>
            <office:change-info>
              <dc:creator>BJ Hargrave</dc:creator>
              <dc:date>2015-05-28T13:14:00</dc:date>
            </office:change-info>
          </text:insertion>
        </text:changed-region>
        <text:changed-region xml:id="ct106102873592832" text:id="ct106102873592832">
          <text:insertion>
            <office:change-info>
              <dc:creator>BJ Hargrave</dc:creator>
              <dc:date>2015-05-28T13:14:00</dc:date>
            </office:change-info>
          </text:insertion>
        </text:changed-region>
        <text:changed-region xml:id="ct106102873632192" text:id="ct106102873632192">
          <text:deletion>
            <office:change-info>
              <dc:creator>BJ Hargrave</dc:creator>
              <dc:date>2015-05-28T13:14:00</dc:date>
            </office:change-info>
            <text:p text:style-name="Body">strings of </text:p>
          </text:deletion>
        </text:changed-region>
        <text:changed-region xml:id="ct106102875699008" text:id="ct106102875699008">
          <text:insertion>
            <office:change-info>
              <dc:creator>BJ Hargrave</dc:creator>
              <dc:date>2015-05-28T13:14:00</dc:date>
            </office:change-info>
          </text:insertion>
        </text:changed-region>
        <text:changed-region xml:id="ct105553119809856" text:id="ct105553119809856">
          <text:insertion>
            <office:change-info>
              <dc:creator>BJ Hargrave</dc:creator>
              <dc:date>2015-05-28T13:15:00</dc:date>
            </office:change-info>
          </text:insertion>
        </text:changed-region>
        <text:changed-region xml:id="ct105553117776064" text:id="ct105553117776064">
          <text:deletion>
            <office:change-info>
              <dc:creator>BJ Hargrave</dc:creator>
              <dc:date>2015-05-28T13:16:00</dc:date>
            </office:change-info>
            <text:list xml:id="list1988340117" text:continue-numbering="true" text:style-name="L1">
              <text:list-item>
                <text:p text:style-name="P1">Existing specifications must be adapted to use these manifest annotations and define custom annotations when possible, among which</text:p>
                <text:list>
                  <text:list-item>
                    <text:p text:style-name="P1"><text:s/>The DS Component annotation must create a <text:s/>requirement to the extender</text:p>
                  </text:list-item>
                </text:list>
              </text:list-item>
              <text:list-item>
                <text:p text:style-name="P1">Customized requirement annotations for all defined extenders</text:p>
              </text:list-item>
            </text:list>
          </text:deletion>
        </text:changed-region>
        <text:changed-region xml:id="ct105553119815616" text:id="ct105553119815616">
          <text:insertion>
            <office:change-info>
              <dc:creator>BJ Hargrave</dc:creator>
              <dc:date>2015-05-28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167 Manifest Annotations</text:user-defined></text:p>
      <text:p text:style-name="Document_20_Title"><text:span text:style-name="T2">Draft<text:line-break/><text:line-break/></text:span><text:span text:style-name="T2"><text:page-count style:num-format="1">8</text:page-count></text:span><text:span text:style-name="T2"> Pages</text:span></text:p>
      <text:p text:style-name="P9">Abstract</text:p>
      <text:p text:style-name="P10">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22"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0 Document Information<text:tab/>2</text:p>
          <text:p text:style-name="P17">0.1 Table of Contents<text:tab/>2</text:p>
          <text:p text:style-name="P17">0.2 Terminology and Document Conventions<text:tab/>2</text:p>
          <text:p text:style-name="P17">0.3 Revision History<text:tab/>2</text:p>
          <text:p text:style-name="P21">1 Introduction<text:tab/>3</text:p>
          <text:p text:style-name="P21">2 Application Domain<text:tab/>3</text:p>
          <text:p text:style-name="P14">2.1.1 bnd<text:tab/>3</text:p>
          <text:p text:style-name="P17">2.2 Terminology + Abbreviations <text:tab/>5</text:p>
          <text:p text:style-name="P21">3 Problem Description<text:tab/>5</text:p>
          <text:p text:style-name="P21">4 Use Cases<text:tab/>5</text:p>
          <text:p text:style-name="P14">4.1.1 Requiring an Extender<text:tab/>5</text:p>
          <text:p text:style-name="P14">4.1.2 Governance<text:tab/>6</text:p>
          <text:p text:style-name="P21">5 Requirements<text:tab/>6</text:p>
          <text:p text:style-name="P14">5.1.1 General<text:tab/>6</text:p>
          <text:p text:style-name="P21">6 Document Support<text:tab/>7</text:p>
          <text:p text:style-name="P17">6.1 References<text:tab/>7</text:p>
          <text:p text:style-name="P17">6.2 Author’s Address<text:tab/>7</text:p>
          <text:p text:style-name="P17">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7">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3">Initial</text:p>
          </table:table-cell>
          <table:table-cell table:style-name="Table1.B2" office:value-type="date" office:date-value="2014-11-27">
            <text:p text:style-name="P4">11/27/14</text:p>
          </table:table-cell>
          <table:table-cell table:style-name="Table1.C1" office:value-type="string">
            <text:p text:style-name="P4">Initial</text:p>
            <text:p text:style-name="P4">Peter.Kriens@aQute.biz</text:p>
          </table:table-cell>
        </table:table-row>
        <table:table-row table:style-name="Table1.2">
          <table:table-cell table:style-name="Table1.A3" office:value-type="string">
            <text:p text:style-name="P3"><text:change-start text:change-id="ct106102875682688"/>2<text:span text:style-name="T6">nd</text:span><text:change-end text:change-id="ct106102875682688"/></text:p>
          </table:table-cell>
          <table:table-cell table:style-name="Table1.A3" office:value-type="string">
            <text:p text:style-name="P4"><text:change-start text:change-id="ct105553117823104"/>2015 May 28<text:change-end text:change-id="ct105553117823104"/></text:p>
          </table:table-cell>
          <table:table-cell table:style-name="Table1.C3" office:value-type="string">
            <text:p text:style-name="P4"><text:change-start text:change-id="ct106102873612032"/>Comments from CPEG meeting 2015 May 4.<text:change-end text:change-id="ct106102873612032"/></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h text:style-name="Heading_20_3" text:outline-level="3">bnd</text:h>
      <text:p text:style-name="Body">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Body"><text:soft-page-break/>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5">manifest annotations</text:span><text:span text:style-name="T4">, annotations whose sole purpose is to generate the manifest headers.</text:span></text:p>
      <text:p text:style-name="Body">Since the manifest headers for requirements and capabilities are error prone to use, the OSGi enRoute project added <text:span text:style-name="T4">manifest annotations</text:span> for the Require-Capability and Provide-Capability headers to bnd:</text:p>
      <text:list xml:id="list7801110579175331737" text:style-name="L2">
        <text:list-item>
          <text:p text:style-name="P18"><text:span text:style-name="Example">@RequireCapability(ns,effective,filter,resolution)</text:span></text:p>
        </text:list-item>
        <text:list-item>
          <text:p text:style-name="P18"><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5">customized annotation</text:span>. Nothing happens until the annotated annotation is used. When this annotation is applied somewhere, bnd will automatically add the requirement or capability to the manifest.</text:p>
      <text:p text:style-name="Body">For example:</text:p>
      <text:p text:style-name="Code_20_Snipet">@RequireCapability(</text:p>
      <text:p text:style-name="Code_20_Snipet"><text:s text:c="2"/>ns <text:s text:c="7"/>= “osgi.extender”, </text:p>
      <text:p text:style-name="Code_20_Snipet"><text:s text:c="2"/>filter <text:s text:c="3"/>= "(&amp;(osgi.extender=osgi.enroute.configurer)${frange;1.2.3})",</text:p>
      <text:p text:style-name="Code_20_Snipet"><text:s text:c="2"/>effective = "active")</text:p>
      <text:p text:style-name="Code_20_Snipet"><text:tab/>@Retention(RetentionPolicy.CLASS)</text:p>
      <text:p text:style-name="Code_20_Snipet">public @interface RequireConfigurer {}</text:p>
      <text:p text:style-name="Body">By itself the previous snippet is only a declaration, no actual requirement is added to the manifest. However, if the <text:s/><text:span text:style-name="Example">@RequireConfigurer</text:span> annotation is used to annotate a type that is included in the bundle then the requirement is actually added to the manifest.</text:p>
      <text:p text:style-name="Body">Implementing these annotations made it clear there were more headers in the manifest that could benefit from annotations. Therefore manifest annotations were added for the following headers:</text:p>
      <text:list xml:id="list4135635021236120781" text:style-name="L3">
        <text:list-item>
          <text:p text:style-name="P19"><text:span text:style-name="Example">@BundleLicense(name,description,link)</text:span></text:p>
        </text:list-item>
        <text:list-item>
          <text:p text:style-name="P19"><text:span text:style-name="Example">@BundleCopyright(value)</text:span></text:p>
        </text:list-item>
        <text:list-item>
          <text:p text:style-name="P19"><text:span text:style-name="Example">@BundleCategory (Category[] value, String[] custom)</text:span></text:p>
        </text:list-item>
        <text:list-item>
          <text:p text:style-name="P19"><text:span text:style-name="Example">@BundleContributors(value (email), name, roles, organization, organizationUrl, timezone)</text:span></text:p>
        </text:list-item>
        <text:list-item>
          <text:p text:style-name="P19"><text:span text:style-name="Example">@BundleDevelopers(value (email), name, roles, organization, organizationUrl, timezone)</text:span></text:p>
        </text:list-item>
        <text:list-item>
          <text:p text:style-name="P19"><text:span text:style-name="Example">@BundleDocUrl(value (url))</text:span></text:p>
        </text:list-item>
      </text:list>
      <text:p text:style-name="Body">Since there are a limited number of popular open source licenses, enRoute also added annotations for each of those with a proper Bundle-License header applied to it.</text:p>
      <text:p text:style-name="Body">The annotations generate proper headers with any duplicates removed. All text fields of the annotations are also run through the macro preprocessor. One of the macros that was added specifically for this purpose was the <text:span text:style-name="Example">$</text:span><text:soft-page-break/><text:span text:style-name="Example">{frange;&lt;version&gt;}</text:span>, this macro created a version range in OSGi filter syntax. However, all bnd macros were available which then also provides access to the local package-info.</text:p>
      <text:h text:style-name="Heading_20_2" text:outline-level="2">Terminology + Abbreviations </text:h>
      <text:h text:style-name="Heading_20_1"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 Also headers like Bundle-License are non trivial, especially if multiple licenses need to be entered. It is often hard to get the names right, especially if headers are not used very often.</text:p>
      <text:p text:style-name="Body">This RFP therefore seeks a solution to simplify the manifest header generation for the common OSGi headers. </text:p>
      <text:h text:style-name="Heading_20_1" text:outline-level="1">Use Cases</text:h>
      <text:h text:style-name="Heading_20_3" text:outline-level="3">Requiring an Extender</text:h>
      <text:p text:style-name="Body">A DS component to create an alarm if the network interfaces change is build by Al Bundle. Al uses the R7 version of the DS extender. In R7, the enRoute/bnd annotations were used to annotate the Component annotation. </text:p>
      <text:p text:style-name="Code_20_Snipet">@RequireCapability(</text:p>
      <text:p text:style-name="Code_20_Snipet"><text:s text:c="2"/>ns <text:s text:c="7"/>= "osgi.extender", </text:p>
      <text:p text:style-name="Code_20_Snipet"><text:s text:c="2"/>filter <text:s text:c="3"/>= "(&amp;(osgi.extender=osgi.component)</text:p>
      <text:p text:style-name="Code_20_Snipet"><text:s text:c="19"/>(version:Version&gt;=1.3)(!(version:Version&gt;=2.0)))"</text:p>
      <text:p text:style-name="Code_20_Snipet">)</text:p>
      <text:p text:style-name="Code_20_Snipet">@Retention(RetentionPolicy.CLASS)</text:p>
      <text:p text:style-name="Code_20_Snipet">@Target(ElementType.TYPE)</text:p>
      <text:p text:style-name="Code_20_Snipet">public @interface Component { … }</text:p>
      <text:p text:style-name="Body">Since the Component annotation now creates the proper requirement, al Al has to do is annotate his component.</text:p>
      <text:p text:style-name="Code_20_Snipet"><text:soft-page-break/>@Component</text:p>
      <text:p text:style-name="Code_20_Snipet">public class Peggy { … }</text:p>
      <text:p text:style-name="P11"/>
      <text:p text:style-name="Body">Using maven with the latest bundle plugin, Al generates his bundle. When looking in the manifest he sees:</text:p>
      <text:p text:style-name="Code_20_Snipet">Require-Capability: <text:s text:c="2"/></text:p>
      <text:p text:style-name="Code_20_Snipet"><text:s text:c="5"/>osgi.extender;osgi.extender=osgi.component;filter:='(&amp;(...))',</text:p>
      <text:p text:style-name="Code_20_Snipet"><text:s text:c="5"/>…</text:p>
      <text:h text:style-name="Heading_20_3" text:outline-level="3">Governance</text:h>
      <text:p text:style-name="Body">Al Bundle works in Apache. It is common in Apache to provide the Bundle-License header in each bundle. Al therefore always adds the @ASL_2_0 to its packages:</text:p>
      <text:p text:style-name="Code_20_Snipet">@ASL_2_0</text:p>
      <text:p text:style-name="Code_20_Snipet">@Component</text:p>
      <text:p text:style-name="Code_20_Snipet">public class Peggy { … }</text:p>
      <text:p text:style-name="Code_20_Snipet"/>
      <text:p text:style-name="Body">This now automatically generates the Bundle-License header.</text:p>
      <text:h text:style-name="Heading_20_1" text:outline-level="1">Requirements</text:h>
      <text:h text:style-name="Heading_20_3" text:outline-level="3">General</text:h>
      <text:list xml:id="list1152812751" text:continue-list="list1988340117" text:style-name="L1">
        <text:list-item>
          <text:p text:style-name="P1">G0010 – It must be possible to provide the content of manifest headers through manifest annotations.</text:p>
        </text:list-item>
        <text:list-item>
          <text:p text:style-name="P1">G0020 – The following headers <text:change text:change-id="ct105553121929088"/><text:change-start text:change-id="ct105553117821760"/>must<text:change-end text:change-id="ct105553117821760"/> be supported by dedicated annotations:</text:p>
          <text:list>
            <text:list-item>
              <text:p text:style-name="P1"><text:span text:style-name="Example">Provide-Capability</text:span></text:p>
            </text:list-item>
            <text:list-item>
              <text:p text:style-name="P1"><text:span text:style-name="Example">Require-Capability</text:span><text:change text:change-id="ct106102875746240"/></text:p>
            </text:list-item>
          </text:list>
        </text:list-item>
        <text:list-item>
          <text:p text:style-name="P1">G0030 – It must be possible to enter a clause for a specific header through an annotation</text:p>
        </text:list-item>
        <text:list-item>
          <text:p text:style-name="P1"><text:soft-page-break/>G0040 – It must be possible to create customized annotations for specific requirements.<text:change-start text:change-id="ct106102873624896"/> This can be done via a meta-annotation which can be used to <text:change-end text:change-id="ct106102873624896"/><text:change-start text:change-id="ct106102875699968"/>define other custom annotations.<text:change-end text:change-id="ct106102875699968"/></text:p>
        </text:list-item>
        <text:list-item>
          <text:p text:style-name="P1"><text:change text:change-id="ct105553121916800"/>G0060 – Generated headers must be valid OSGi or generate an error</text:p>
        </text:list-item>
        <text:list-item>
          <text:p text:style-name="P1">G0070 – The annotations must use enums and other Java constructs to enable type safety and IDE support</text:p>
        </text:list-item>
        <text:list-item>
          <text:p text:style-name="P1">G0080 – Duplicate clauses must be removed in the manifest</text:p>
        </text:list-item>
        <text:list-item>
          <text:p text:style-name="P1">G0090 – It must be possible to refer to <text:change text:change-id="ct106102875672704"/><text:change-start text:change-id="ct106102875652160"/>a <text:change-end text:change-id="ct106102875652160"/>package <text:change-start text:change-id="ct106102873592832"/>name, package version, context information, class name, bundle version and bundle symbolic name <text:change-end text:change-id="ct106102873592832"/>in <text:change text:change-id="ct106102873632192"/>the manifest annotations<text:change-start text:change-id="ct106102875699008"/>. This must be do<text:change-end text:change-id="ct106102875699008"/><text:change-start text:change-id="ct105553119809856"/>ne <text:span text:style-name="T7">by computing the desired information from a class constant per G0070.</text:span><text:change-end text:change-id="ct105553119809856"/></text:p>
        </text:list-item>
        <text:list-item>
          <text:p text:style-name="P1">G0100 – The solution must simplify the writing of a version import filter <text:s/>in a requirement.</text:p>
        </text:list-item>
        <text:list-item>
          <text:p text:style-name="P1">G0110 – <text:change text:change-id="ct105553117776064"/><text:change-start text:change-id="ct105553119815616"/>DS and Metatype annotations must be retrofitted to use the meta-annotation from G0040.<text:change-end text:change-id="ct105553119815616"/></text:p>
        </text:list-item>
      </text:list>
      <text:h text:style-name="Heading_20_1" text:outline-level="1">Document Support</text:h>
      <text:h text:style-name="Heading_20_2" text:outline-level="2">References</text:h>
      <text:list xml:id="list346943033613071148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
      <text:p text:style-name="P8"/>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Peter Kriens</text:p>
          </table:table-cell>
        </table:table-row>
        <table:table-row table:style-name="Table2.1">
          <table:table-cell table:style-name="Table2.A1" office:value-type="string">
            <text:p text:style-name="P5">Company</text:p>
          </table:table-cell>
          <table:table-cell table:style-name="Table2.B1" office:value-type="string">
            <text:p text:style-name="P5">aQute</text:p>
          </table:table-cell>
        </table:table-row>
        <table:table-row table:style-name="Table2.1">
          <table:table-cell table:style-name="Table2.A1" office:value-type="string">
            <text:p text:style-name="P5">Address</text:p>
          </table:table-cell>
          <table:table-cell table:style-name="Table2.B1" office:value-type="string">
            <text:p text:style-name="P5">9c, Avenue St. Drezery</text:p>
          </table:table-cell>
        </table:table-row>
        <table:table-row table:style-name="Table2.1">
          <table:table-cell table:style-name="Table2.A1" office:value-type="string">
            <text:p text:style-name="P5">Voice</text:p>
          </table:table-cell>
          <table:table-cell table:style-name="Table2.B1" office:value-type="string">
            <text:p text:style-name="P5">+33 467542167</text:p>
          </table:table-cell>
        </table:table-row>
        <table:table-row table:style-name="Table2.1">
          <table:table-cell table:style-name="Table2.A1" office:value-type="string">
            <text:p text:style-name="P3">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3"/>
          </table:table-cell>
          <table:table-cell table:style-name="Table2.B6" office:value-type="string">
            <text:p text:style-name="P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0.3937in" fo:margin-right="0in" fo:margin-top="0in" fo:margin-bottom="0in" fo:text-align="start" style:justify-single-word="false" fo:text-indent="0in"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328612BC.png" xlink:type="simple" xlink:show="embed" xlink:actuate="onLoad"/></draw:frame><text:tab/><text:user-defined style:data-style-name="N0" text:name="RFP Title">RFP-167 Manifest Annotations</text:user-defined><text:tab/>Page <text:page-number text:select-page="current">8</text:page-number> of <text:page-count style:num-format="1">8</text:page-count></text:p>
        <text:p text:style-name="Header"/>
        <text:p text:style-name="Header"><text:tab/>Draft<text:tab/><text:modification-date style:data-style-name="N76">May 28, 2015</text:modification-date></text:p>
      </style:header>
      <style:footer>
        <text:p text:style-name="Footer">Copyright © <text:user-defined style:data-style-name="N0" text:name="Company">OSGi Alliance</text:user-defined> <text:s/><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22</meta:editing-cycles>
    <meta:editing-duration>PT10H33M41S</meta:editing-duration>
    <meta:initial-creator>Peter Kriens</meta:initial-creator>
    <dc:date>2015-05-28T13:19:35</dc:date>
    <dc:creator>BJ Hargrave</dc:creator>
    <meta:document-statistic meta:table-count="2" meta:image-count="2" meta:object-count="0" meta:page-count="8" meta:paragraph-count="148" meta:word-count="1553" meta:character-count="10091"/>
    <meta:user-defined meta:name="Company">OSGi Alliance</meta:user-defined>
    <meta:user-defined meta:name="Info 3"/>
    <meta:user-defined meta:name="Info 4"/>
    <meta:user-defined meta:name="RFP Title">RFP-167 Manifest Annotations</meta:user-defined>
  </office:meta>
</office:document-meta>
</file>